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2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3" style:family="paragraph" style:parent-style-name="Standard">
      <style:paragraph-properties fo:line-height="150%"/>
      <style:text-properties style:font-name="Ubuntu" fo:font-size="14pt" officeooo:rsid="002088d9" officeooo:paragraph-rsid="002088d9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21fe6d" officeooo:paragraph-rsid="0021fe6d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234fc0" officeooo:paragraph-rsid="00234fc0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24fd3d" officeooo:paragraph-rsid="0024fd3d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26aca0" officeooo:paragraph-rsid="0026aca0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27c201" officeooo:paragraph-rsid="0027c201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280d6f" officeooo:paragraph-rsid="00280d6f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2823ca" officeooo:paragraph-rsid="002823ca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28e963" officeooo:paragraph-rsid="0028e963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2a6b52" officeooo:paragraph-rsid="002a6b52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2bad56" officeooo:paragraph-rsid="002bad56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2caa29" officeooo:paragraph-rsid="002caa29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2d0dec" officeooo:paragraph-rsid="002d0dec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2ed8e0" officeooo:paragraph-rsid="002eed1a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2eed1a" officeooo:paragraph-rsid="002fa6b0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2fa6b0" officeooo:paragraph-rsid="002fa6b0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rsid="002fe871" officeooo:paragraph-rsid="002fe871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Ubuntu" fo:font-size="14pt" officeooo:rsid="0030c43e" officeooo:paragraph-rsid="0030c43e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Ubuntu" fo:font-size="14pt" officeooo:rsid="002ed8e0" officeooo:paragraph-rsid="002eed1a" fo:background-color="#dddddd" style:font-size-asian="14pt" style:font-size-complex="14pt"/>
    </style:style>
    <style:style style:name="P23" style:family="paragraph" style:parent-style-name="Standard">
      <style:paragraph-properties fo:line-height="150%"/>
      <style:text-properties style:font-name="Ubuntu" fo:font-size="14pt" officeooo:rsid="002eed1a" officeooo:paragraph-rsid="002fa6b0" fo:background-color="#dddddd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#dddddd" loext:char-shading-value="0"/>
    </style:style>
    <style:style style:name="T3" style:family="text">
      <style:text-properties fo:background-color="#dddddd" loext:char-shading-value="0"/>
    </style:style>
    <style:style style:name="T4" style:family="text">
      <style:text-properties officeooo:rsid="002823ca" fo:background-color="#dddddd" loext:char-shading-value="0"/>
    </style:style>
    <style:style style:name="T5" style:family="text">
      <style:text-properties officeooo:rsid="0028e963" fo:background-color="#dddddd" loext:char-shading-value="0"/>
    </style:style>
    <style:style style:name="T6" style:family="text">
      <style:text-properties officeooo:rsid="002a6b52" fo:background-color="#dddddd" loext:char-shading-value="0"/>
    </style:style>
    <style:style style:name="T7" style:family="text">
      <style:text-properties officeooo:rsid="002a71c4" fo:background-color="#dddddd" loext:char-shading-value="0"/>
    </style:style>
    <style:style style:name="T8" style:family="text">
      <style:text-properties officeooo:rsid="002caa29" fo:background-color="#dddddd" loext:char-shading-value="0"/>
    </style:style>
    <style:style style:name="T9" style:family="text">
      <style:text-properties officeooo:rsid="002d0dec" fo:background-color="#dddddd" loext:char-shading-value="0"/>
    </style:style>
    <style:style style:name="T10" style:family="text">
      <style:text-properties officeooo:rsid="002ed8e0" fo:background-color="#dddddd" loext:char-shading-value="0"/>
    </style:style>
    <style:style style:name="T11" style:family="text">
      <style:text-properties officeooo:rsid="002fe871" fo:background-color="#dddddd" loext:char-shading-value="0"/>
    </style:style>
    <style:style style:name="T12" style:family="text">
      <style:text-properties officeooo:rsid="0030c43e" fo:background-color="#dddddd" loext:char-shading-value="0"/>
    </style:style>
    <style:style style:name="T13" style:family="text">
      <style:text-properties officeooo:rsid="0030c43e" fo:background-color="#dddddd" loext:char-shading-value="0"/>
    </style:style>
    <style:style style:name="T14" style:family="text">
      <style:text-properties fo:font-weight="normal" officeooo:rsid="0027c201" style:font-weight-asian="normal" style:font-weight-complex="normal"/>
    </style:style>
    <style:style style:name="T15" style:family="text">
      <style:text-properties fo:font-weight="normal" officeooo:rsid="0027c201" fo:background-color="#dddddd" loext:char-shading-value="0" style:font-weight-asian="normal" style:font-weight-complex="normal"/>
    </style:style>
    <style:style style:name="T16" style:family="text">
      <style:text-properties officeooo:rsid="002823ca"/>
    </style:style>
    <style:style style:name="T17" style:family="text">
      <style:text-properties officeooo:rsid="002a6b52"/>
    </style:style>
    <style:style style:name="T18" style:family="text">
      <style:text-properties officeooo:rsid="002a71c4"/>
    </style:style>
    <style:style style:name="T19" style:family="text">
      <style:text-properties officeooo:rsid="002caa29"/>
    </style:style>
    <style:style style:name="T20" style:family="text">
      <style:text-properties officeooo:rsid="002d0dec"/>
    </style:style>
    <style:style style:name="T21" style:family="text">
      <style:text-properties officeooo:rsid="002ed8e0"/>
    </style:style>
    <style:style style:name="T22" style:family="text">
      <style:text-properties officeooo:rsid="002eed1a"/>
    </style:style>
    <style:style style:name="T23" style:family="text">
      <style:text-properties officeooo:rsid="002fa6b0"/>
    </style:style>
    <style:style style:name="T24" style:family="text">
      <style:text-properties officeooo:rsid="002fe871"/>
    </style:style>
    <style:style style:name="T25" style:family="text">
      <style:text-properties officeooo:rsid="00309cff"/>
    </style:style>
    <style:style style:name="T26" style:family="text">
      <style:text-properties officeooo:rsid="0030c43e"/>
    </style:style>
    <style:style style:name="T27" style:family="text">
      <style:text-properties officeooo:rsid="0031f3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Conteudo Javascript</text:h>
      <text:p text:style-name="P3"><text:span text:style-name="T1">getElementById -</text:span> Captura um elemento html pelo seu id: <text:span text:style-name="T3">document.getElementById(“ “) </text:span></text:p>
      <text:p text:style-name="P1"/>
      <text:p text:style-name="P4"><text:span text:style-name="T1">getElementsByClassName -</text:span> Captura os elementos html que tenham a mesma classe: <text:span text:style-name="T3">document.getElementsByClassName(“ “) </text:span></text:p>
      <text:p text:style-name="P1"/>
      <text:p text:style-name="P5"><text:span text:style-name="T1">getElementsByName -</text:span> Captura os elementos html que tenham o mesmo atributo name=” “: <text:span text:style-name="T3">document.getElementsByName(“ “) </text:span></text:p>
      <text:p text:style-name="P1"/>
      <text:p text:style-name="P6"><text:span text:style-name="T1">getElementsByTagName -</text:span> Captura os elementos html que tenham a mesma tag: <text:span text:style-name="T3">document.getElementsByTagName(“ “) </text:span></text:p>
      <text:p text:style-name="P1"/>
      <text:p text:style-name="P7"><text:span text:style-name="T1">querySelector - </text:span><text:span text:style-name="T14">Captura um elemento html pelo seletor css: </text:span><text:span text:style-name="T15">document.querySelector(“ “) </text:span></text:p>
      <text:p text:style-name="P1"/>
      <text:p text:style-name="P8"><text:span text:style-name="T1">querySelectorAll -</text:span> Captura elementos html pelo seletor css: <text:span text:style-name="T3">document.querySelectorAll(“ “) </text:span></text:p>
      <text:p text:style-name="P1"/>
      <text:p text:style-name="P9"><text:span text:style-name="T1">setAttribute -</text:span> <text:span text:style-name="T16">Adiciona, altera ou substitui o valor de um atributo em um elemento html: </text:span><text:span text:style-name="T4">elemento.setAttribute(“ “, “ “) </text:span></text:p>
      <text:p text:style-name="P1"/>
      <text:p text:style-name="P10"><text:span text:style-name="T1">getAttribute -</text:span> Retorna o valor de um atributo ou null de um elemento html: <text:span text:style-name="T5">elemento.getAttribute(“ “) </text:span></text:p>
      <text:p text:style-name="P1"/>
      <text:p text:style-name="P11"><text:span text:style-name="T1">hasAttribute -</text:span> <text:span text:style-name="T17">Retorna um valor booleano indicando se o elemento especificado possui o atributo especificado: </text:span><text:span text:style-name="T6">elemento.hasAttribute(“ “) </text:span></text:p>
      <text:p text:style-name="P1"/>
      <text:p text:style-name="P12"><text:soft-page-break/><text:span text:style-name="T1">hasAttributes -</text:span> <text:span text:style-name="T18">Retorna um valor booleano indicando se o elemento especificado possui algum atributo: </text:span><text:span text:style-name="T7">elemento.hasAttributes(“ “) </text:span></text:p>
      <text:p text:style-name="P1"/>
      <text:p text:style-name="P13"><text:span text:style-name="T1">removeAttribute -</text:span> <text:span text:style-name="T19">Remove um atributo com o nome especificado: </text:span><text:span text:style-name="T8">elemento.removeAttribute(“ “) </text:span></text:p>
      <text:p text:style-name="P13"/>
      <text:p text:style-name="P14"><text:span text:style-name="T1">createAttribute -</text:span> Cria e retorna um novo atributo, o valor desse atributo é aplicado usando o .value = “ “: <text:span text:style-name="T3">document.createAttribute(“ “) </text:span></text:p>
      <text:p text:style-name="P1"/>
      <text:p text:style-name="P14"><text:span text:style-name="T1">className -</text:span> <text:span text:style-name="T20">Define e retorna o valor do atributo class de um elemento especificado: </text:span><text:span text:style-name="T9">elemento.className = “ “ </text:span></text:p>
      <text:p text:style-name="P1"/>
      <text:p text:style-name="P16"><text:span text:style-name="T1">classList -</text:span> <text:span text:style-name="T21">Retorna uma coleção dos atributos de classe do elemento, ou seja, retorna uma coleção com os valores do atributo class: </text:span><text:span text:style-name="T10">elemento.classList </text:span></text:p>
      <text:p text:style-name="P1"/>
      <text:p text:style-name="P17"><text:span text:style-name="T1">add -</text:span> <text:span text:style-name="T22">Adiciona uma nova classe em um elemento: </text:span></text:p>
      <text:p text:style-name="P22"><text:span text:style-name="T22">elemento.classList.add(“ “) </text:span></text:p>
      <text:p text:style-name="P1"/>
      <text:p text:style-name="P18"><text:span text:style-name="T1">toggle -</text:span> <text:span text:style-name="T23">Adiciona uma classe e retorna true se a classe não existir no elemento ou remove e retorna false caso existir: </text:span></text:p>
      <text:p text:style-name="P23"><text:span text:style-name="T23">elemento.classList.toggle(“ “) </text:span></text:p>
      <text:p text:style-name="P1"/>
      <text:p text:style-name="P19"><text:span text:style-name="T1">contains -</text:span> <text:span text:style-name="T24">Retorna um valor booleano indicando se uma determinada classe <text:s/>existe em um elemento: </text:span><text:span text:style-name="T11">elemento.classList.contains(“ “) </text:span></text:p>
      <text:p text:style-name="P1"/>
      <text:p text:style-name="P20"><text:span text:style-name="T1">replace -</text:span> <text:span text:style-name="T25">Substitui uma classe por uma nova </text:span><text:span text:style-name="T26">em um determinado elemento: </text:span><text:span text:style-name="T13">elemento.classList.replace(“ “, “ “) </text:span></text:p>
      <text:p text:style-name="P1"/>
      <text:p text:style-name="P21"><text:soft-page-break/><text:span text:style-name="T1">remove -</text:span> Remove uma classe existente de um determinado <text:span text:style-name="T27">elemento</text:span>: <text:span text:style-name="T3">elemento.classList.remove(“ “) 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6T05:15:20.274200995</meta:creation-date>
    <dc:date>2023-02-16T15:59:54.345553972</dc:date>
    <meta:editing-duration>PT2H17M34S</meta:editing-duration>
    <meta:editing-cycles>6</meta:editing-cycles>
    <meta:generator>LibreOffice/7.0.4.2$Linux_X86_64 LibreOffice_project/00$Build-2</meta:generator>
    <meta:document-statistic meta:table-count="0" meta:image-count="0" meta:object-count="0" meta:page-count="3" meta:paragraph-count="22" meta:word-count="297" meta:character-count="2161" meta:non-whitespace-character-count="1864"/>
  </office:meta>
</office:document-meta>
</file>